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COORDINATE SYSTEM to identify positions in the X, Y, and Z-ax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4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COORDINATE SYSTEM SKILL LEVEL 1:</text:p>
          </table:table-cell>
          <table:table-cell table:number-columns-repeated="17"/>
          <table:table-cell table:style-name="ce3" office:value-type="string" calcext:value-type="string">
            <text:p>COORDINATE SYSTEM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X=0.10 //POSITION X OF POINT</text:p>
          </table:table-cell>
          <table:table-cell table:number-columns-repeated="17"/>
          <table:table-cell table:style-name="ce9" office:value-type="string" calcext:value-type="string">
            <text:p>X=0.10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0.10 //POSITION Y OF POINT</text:p>
          </table:table-cell>
          <table:table-cell table:number-columns-repeated="17"/>
          <table:table-cell table:style-name="ce9" office:value-type="string" calcext:value-type="string">
            <text:p>Y=0.10 //POSITION Y OF POINT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10"/>
          <table:table-cell/>
          <table:table-cell office:value-type="string" calcext:value-type="string">
            <text:p><text:s text:c="2"/></text:p>
          </table:table-cell>
          <table:table-cell table:number-columns-repeated="6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7"/>
          <table:table-cell table:style-name="ce11" office:value-type="string" calcext:value-type="string">
            <text:p>COORDINATE SYSTEM SKILL LEVEL 2:</text:p>
          </table:table-cell>
          <table:table-cell table:style-name="ce12" table:number-columns-repeated="16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  <table:table-cell table:style-name="ce9" office:value-type="string" calcext:value-type="string">
            <text:p>STARTX=0.30 //START 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  <table:table-cell table:style-name="ce9" office:value-type="string" calcext:value-type="string">
            <text:p>STARTY=0.30 //START POSITION Y OF POI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  <table:table-cell table:style-name="ce9" office:value-type="string" calcext:value-type="string">
            <text:p>STEPX=0.10 //MOVE POSITION X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  <table:table-cell table:style-name="ce9" office:value-type="string" calcext:value-type="string">
            <text:p>STEPY=0.10 //MOVE POSITION Y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X=STARTX+STEPX //POSITION X OF POINT</text:p>
          </table:table-cell>
          <table:table-cell table:number-columns-repeated="17"/>
          <table:table-cell table:style-name="ce9" office:value-type="string" calcext:value-type="string">
            <text:p>X=STARTX+STEPX //POSITION X OF POI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Y=STARTY+STEPY //POSITION Y OF POINT</text:p>
          </table:table-cell>
          <table:table-cell table:number-columns-repeated="17"/>
          <table:table-cell table:style-name="ce9" office:value-type="string" calcext:value-type="string">
            <text:p>Y=STARTY+STEPY //POSITION Y OF POINT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TANONG: WHERE IS THE POINT?</text:p>
          </table:table-cell>
          <table:table-cell table:number-columns-repeated="17"/>
          <table:table-cell table:style-name="ce2" office:value-type="string" calcext:value-type="string">
            <text:p>TANONG: WHERE IS THE POINT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A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X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5" table:number-columns-repeated="10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5" table:number-columns-repeated="10"/>
          <table:table-cell table:number-columns-repeated="8"/>
          <table:table-cell table:style-name="ce5" table:number-columns-repeated="10"/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-00-0000</text:date>, <text:time style:data-style-name="N2" text:time-value="09:20:58.13092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6T10:16:21.523265216</dc:date>
    <meta:editing-duration>PT2H2M6S</meta:editing-duration>
    <meta:editing-cycles>32</meta:editing-cycles>
    <meta:generator>LibreOffice/6.4.6.2$Linux_X86_64 LibreOffice_project/40$Build-2</meta:generator>
    <meta:print-date>2020-11-16T10:12:58.494892996</meta:print-date>
    <meta:document-statistic meta:table-count="1" meta:cell-count="99" meta:object-count="0"/>
  </office:meta>
</office:document-meta>
</file>